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cc66ff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text-properties fo:background-color="#ff6666"/>
    </style:style>
    <style:style style:name="P5" style:family="paragraph" style:parent-style-name="Standard">
      <style:text-properties fo:background-color="#66ccff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8" style:family="paragraph" style:parent-style-name="Standard">
      <style:paragraph-properties fo:background-color="transparent">
        <style:background-image/>
      </style:paragraph-properties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 GUESTS</text:p>
      <text:p text:style-name="P3">ALL GUESTS</text:p>
      <text:p text:style-name="P3">ROOMASS FUNCTIONALITY</text:p>
      <text:p text:style-name="P3">GENRAL VALIDATION ON BACKEND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5">Deploy</text:p>
      <text:p text:style-name="P5"/>
      <text:p text:style-name="P5"/>
      <text:p text:style-name="P2">Room Qualities – Courtyard vs Not, Kid Friendly</text:p>
      <text:p text:style-name="P2">Reorganize [Rooms] structure before reassigning functions</text:p>
      <text:p text:style-name="P2"/>
      <text:p text:style-name="Standard">more precise times?</text:p>
      <text:p text:style-name="Standard">deal with display for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P4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P1">events die? </text:p>
      <text:p text:style-name="Standard"><text:tab/>Run celery worker and scheduler to check</text:p>
      <text:p text:style-name="Standard"/>
      <text:p text:style-name="P7">THING I THINK AREN'T A BIG DEAL</text:p>
      <text:p text:style-name="P2">-room owner changing preference after booking wont do anything about current occupations</text:p>
      <text:p text:style-name="P2"><text:s text:c="4"/>just make alert indicating as much?</text:p>
      <text:p text:style-name="P9">-When editing availabilities, no date can be submitted – though nothing happens</text:p>
      <text:p text:style-name="P9"/>
      <text:p text:style-name="Standard">-possible to book room for previous day to noon of today AFTER noon today</text:p>
      <text:p text:style-name="P2"><text:s text:c="4"/>but allows for people looking after midnight to book a room</text:p>
      <text:p text:style-name="P2"/>
      <text:p text:style-name="P2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9T15:26:05.61</dc:date>
    <dc:creator>Trevor Pierson</dc:creator>
    <meta:editing-duration>P9DT6H59M22S</meta:editing-duration>
    <meta:editing-cycles>191</meta:editing-cycles>
    <meta:generator>OpenOffice/4.1.13$Win32 OpenOffice.org_project/4113m1$Build-9810</meta:generator>
    <meta:document-statistic meta:table-count="0" meta:image-count="0" meta:object-count="0" meta:page-count="2" meta:paragraph-count="50" meta:word-count="347" meta:character-count="2218"/>
  </office:meta>
</office:document-meta>
</file>